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KLUG" svg:font-family="LKLUG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92ec" officeooo:paragraph-rsid="001392ec"/>
    </style:style>
    <style:style style:name="P2" style:family="paragraph" style:parent-style-name="Standard">
      <style:text-properties fo:color="#28471f" loext:opacity="100%" fo:font-size="16pt" officeooo:rsid="001392ec" officeooo:paragraph-rsid="001392ec" style:font-size-asian="16pt" style:font-size-complex="16pt"/>
    </style:style>
    <style:style style:name="P3" style:family="paragraph" style:parent-style-name="Standard">
      <style:text-properties fo:color="#28471f" loext:opacity="100%" fo:font-size="16pt" officeooo:rsid="00155a3d" officeooo:paragraph-rsid="00155a3d" style:font-size-asian="16pt" style:font-size-complex="16pt"/>
    </style:style>
    <style:style style:name="P4" style:family="paragraph" style:parent-style-name="Standard">
      <style:paragraph-properties fo:text-align="end" style:justify-single-word="false"/>
      <style:text-properties fo:color="#28471f" loext:opacity="100%" fo:font-size="16pt" officeooo:rsid="00155a3d" officeooo:paragraph-rsid="00155a3d" style:font-size-asian="16pt" style:font-size-complex="16pt"/>
    </style:style>
    <style:style style:name="P5" style:family="paragraph" style:parent-style-name="Standard">
      <style:text-properties fo:color="#28471f" loext:opacity="100%" fo:font-size="48pt" officeooo:rsid="00155a3d" officeooo:paragraph-rsid="00155a3d" style:font-size-asian="48pt" style:font-size-complex="4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color="#28471f" loext:opacity="100%" style:font-name="LKLUG" fo:font-size="16pt" style:font-size-asian="16pt" style:font-size-complex="16pt"/>
    </style:style>
    <style:style style:name="T4" style:family="text">
      <style:text-properties fo:color="#28471f" loext:opacity="100%" style:font-name="LKLUG" fo:font-size="16pt" officeooo:rsid="00161cad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3"><text:s text:c="2"/><text:span text:style-name="T2">OBJECT</text:span></text:p>
      <text:p text:style-name="P5"><text:s/>ORIENTED</text:p>
      <text:p text:style-name="P5"><text:s/>PROGRAMMING </text:p>
      <text:p text:style-name="P5"><text:s/>LAB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NAME:DEEPA</text:p>
      <text:p text:style-name="P4">ROLL NO.: 06</text:p>
      <text:p text:style-name="P4">SUBJECT:OOC LAB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1.polymorphism</text:p>
      <text:p text:style-name="Standard">import java.util.Scanner;</text:p>
      <text:p text:style-name="Standard"/>
      <text:p text:style-name="Standard">public class PolynomialSolver {</text:p>
      <text:p text:style-name="Standard"><text:s text:c="4"/>public static void main(String[] args) {</text:p>
      <text:p text:style-name="Standard"><text:s text:c="8"/>Scanner scanner = new Scanner(System.in);</text:p>
      <text:p text:style-name="Standard"/>
      <text:p text:style-name="Standard"><text:s text:c="8"/>System.out.println("Enter the coefficients of the quadratic equation (ax^2 + bx + c):");</text:p>
      <text:p text:style-name="Standard"><text:s text:c="8"/>System.out.print("a: ");</text:p>
      <text:p text:style-name="Standard"><text:s text:c="8"/>double a = scanner.nextDouble();</text:p>
      <text:p text:style-name="Standard"><text:s text:c="8"/>System.out.print("b: ");</text:p>
      <text:p text:style-name="Standard"><text:s text:c="8"/>double b = scanner.nextDouble();</text:p>
      <text:p text:style-name="Standard"><text:s text:c="8"/>System.out.print("c: ");</text:p>
      <text:p text:style-name="Standard"><text:s text:c="8"/>double c = scanner.nextDouble();</text:p>
      <text:p text:style-name="Standard"/>
      <text:p text:style-name="Standard"><text:s text:c="8"/>double discriminant = b * b - 4 * a * c;</text:p>
      <text:p text:style-name="Standard"/>
      <text:p text:style-name="Standard"><text:s text:c="8"/>if (discriminant &gt; 0) {</text:p>
      <text:p text:style-name="Standard"><text:s text:c="12"/>double root1 = (-b + Math.sqrt(discriminant)) / (2 * a);</text:p>
      <text:p text:style-name="Standard"><text:s text:c="12"/>double root2 = (-b - Math.sqrt(discriminant)) / (2 * a);</text:p>
      <text:p text:style-name="Standard"><text:s text:c="12"/>System.out.println("Root 1: " + root1);</text:p>
      <text:p text:style-name="Standard"><text:s text:c="12"/>System.out.println("Root 2: " + root2);</text:p>
      <text:p text:style-name="Standard"><text:s text:c="8"/>} else if (discriminant == 0) {</text:p>
      <text:p text:style-name="Standard"><text:s text:c="12"/>double root = -b / (2 * a);</text:p>
      <text:p text:style-name="Standard"><text:s text:c="12"/>System.out.println("Double root: " + root);</text:p>
      <text:p text:style-name="Standard"><text:s text:c="8"/>} else {</text:p>
      <text:p text:style-name="Standard"><text:s text:c="12"/>System.out.println("No real roots.");</text:p>
      <text:p text:style-name="Standard"><text:s text:c="8"/>}</text:p>
      <text:p text:style-name="Standard"/>
      <text:p text:style-name="Standard"><text:s text:c="8"/>scanner.close();</text:p>
      <text:p text:style-name="Standard"><text:s text:c="4"/>}</text:p>
      <text:p text:style-name="Standard">}</text:p>
      <text:p text:style-name="Standard"/>
      <text:p text:style-name="P1"/>
      <text:p text:style-name="P1"/>
      <text:p text:style-name="P1"><text:soft-page-break/><text:span text:style-name="T3">2.</text:span><text:span text:style-name="T4">DOUBLE LINKEDLIST</text:span></text:p>
      <text:p text:style-name="P1">import java.util.Scanner;</text:p>
      <text:p text:style-name="P1"/>
      <text:p text:style-name="P1">class Node {</text:p>
      <text:p text:style-name="P1"><text:s text:c="4"/>int data;</text:p>
      <text:p text:style-name="P1"><text:s text:c="4"/>Node prev;</text:p>
      <text:p text:style-name="P1"><text:s text:c="4"/>Node next;</text:p>
      <text:p text:style-name="P1"/>
      <text:p text:style-name="P1"><text:s text:c="4"/>public Node(int data) {</text:p>
      <text:p text:style-name="P1"><text:s text:c="8"/>this.data = data;</text:p>
      <text:p text:style-name="P1"><text:s text:c="8"/>this.prev = null;</text:p>
      <text:p text:style-name="P1"><text:s text:c="8"/>this.next = null;</text:p>
      <text:p text:style-name="P1"><text:s text:c="4"/>}</text:p>
      <text:p text:style-name="P1">}</text:p>
      <text:p text:style-name="P1"/>
      <text:p text:style-name="P1">class DoublyLinkedList {</text:p>
      <text:p text:style-name="P1"><text:s text:c="4"/>Node head;</text:p>
      <text:p text:style-name="P1"><text:s text:c="4"/>Node tail;</text:p>
      <text:p text:style-name="P1"/>
      <text:p text:style-name="P1"><text:s text:c="4"/>public DoublyLinkedList() {</text:p>
      <text:p text:style-name="P1"><text:s text:c="8"/>head = null;</text:p>
      <text:p text:style-name="P1"><text:s text:c="8"/>tail = null;</text:p>
      <text:p text:style-name="P1"><text:s text:c="4"/>}</text:p>
      <text:p text:style-name="P1"/>
      <text:p text:style-name="P1"><text:s text:c="4"/>// Method to add a node to the end of the list</text:p>
      <text:p text:style-name="P1"><text:s text:c="4"/>public void addNode(int data) {</text:p>
      <text:p text:style-name="P1"><text:s text:c="8"/>Node newNode = new Node(data);</text:p>
      <text:p text:style-name="P1"><text:s text:c="8"/>if (head == null) {</text:p>
      <text:p text:style-name="P1"><text:s text:c="12"/>head = newNode;</text:p>
      <text:p text:style-name="P1"><text:s text:c="12"/>tail = newNode;</text:p>
      <text:p text:style-name="P1"><text:s text:c="8"/>} else {</text:p>
      <text:p text:style-name="P1"><text:s text:c="12"/>tail.next = newNode;</text:p>
      <text:p text:style-name="P1"><text:s text:c="12"/>newNode.prev = tail;</text:p>
      <text:p text:style-name="P1"><text:s text:c="12"/>tail = newNode;</text:p>
      <text:p text:style-name="P1"><text:s text:c="8"/>}</text:p>
      <text:p text:style-name="P1"><text:s text:c="4"/>}</text:p>
      <text:p text:style-name="P1"/>
      <text:p text:style-name="P1"><text:s text:c="4"/>// Method to display the list</text:p>
      <text:p text:style-name="P1"><text:s text:c="4"/>public void displayList() {</text:p>
      <text:p text:style-name="P1"><text:s text:c="8"/>Node current = head;</text:p>
      <text:p text:style-name="P1"><text:s text:c="8"/>if (head == null) {</text:p>
      <text:p text:style-name="P1"><text:s text:c="12"/>System.out.println("The list is empty.");</text:p>
      <text:p text:style-name="P1"><text:s text:c="12"/>return;</text:p>
      <text:p text:style-name="P1"><text:s text:c="8"/>}</text:p>
      <text:p text:style-name="P1"><text:s text:c="8"/>System.out.print("Doubly Linked List: ");</text:p>
      <text:p text:style-name="P1"><text:s text:c="8"/>while (current != null) {</text:p>
      <text:p text:style-name="P1"><text:s text:c="12"/>System.out.print(current.data + " &lt;-&gt; ");</text:p>
      <text:p text:style-name="P1"><text:s text:c="12"/>current = current.next;</text:p>
      <text:p text:style-name="P1"><text:s text:c="8"/>}</text:p>
      <text:p text:style-name="P1"><text:s text:c="8"/>System.out.println("null");</text:p>
      <text:p text:style-name="P1"><text:s text:c="4"/>}</text:p>
      <text:p text:style-name="P1">}</text:p>
      <text:p text:style-name="P1"><text:soft-page-break/></text:p>
      <text:p text:style-name="P1">public class Main {</text:p>
      <text:p text:style-name="P1"><text:s text:c="4"/>public static void main(String[] args) {</text:p>
      <text:p text:style-name="P1"><text:s text:c="8"/>Scanner scanner = new Scanner(System.in);</text:p>
      <text:p text:style-name="P1"><text:s text:c="8"/>DoublyLinkedList doublyLinkedList = new DoublyLinkedList();</text:p>
      <text:p text:style-name="P1"/>
      <text:p text:style-name="P1"><text:s text:c="8"/>while (true) {</text:p>
      <text:p text:style-name="P1"><text:s text:c="12"/>System.out.println("1. Add a node");</text:p>
      <text:p text:style-name="P1"><text:s text:c="12"/>System.out.println("2. Display the list");</text:p>
      <text:p text:style-name="P1"><text:s text:c="12"/>System.out.println("3. Exit");</text:p>
      <text:p text:style-name="P1"><text:s text:c="12"/>System.out.print("Enter your choice: ");</text:p>
      <text:p text:style-name="P1"><text:s text:c="12"/>int choice = scanner.nextInt();</text:p>
      <text:p text:style-name="P1"/>
      <text:p text:style-name="P1"><text:s text:c="12"/>switch (choice) {</text:p>
      <text:p text:style-name="P1"><text:s text:c="16"/>case 1:</text:p>
      <text:p text:style-name="P1"><text:s text:c="20"/>System.out.print("Enter data to add: ");</text:p>
      <text:p text:style-name="P1"><text:s text:c="20"/>int data = scanner.nextInt();</text:p>
      <text:p text:style-name="P1"><text:s text:c="20"/>doublyLinkedList.addNode(data);</text:p>
      <text:p text:style-name="P1"><text:s text:c="20"/>break;</text:p>
      <text:p text:style-name="P1"><text:s text:c="16"/>case 2:</text:p>
      <text:p text:style-name="P1"><text:s text:c="20"/>doublyLinkedList.displayList();</text:p>
      <text:p text:style-name="P1"><text:s text:c="20"/>break;</text:p>
      <text:p text:style-name="P1"><text:s text:c="16"/>case 3:</text:p>
      <text:p text:style-name="P1"><text:s text:c="20"/>scanner.close();</text:p>
      <text:p text:style-name="P1"><text:s text:c="20"/>System.out.println("Exiting the program.");</text:p>
      <text:p text:style-name="P1"><text:s text:c="20"/>System.exit(0);</text:p>
      <text:p text:style-name="P1"><text:s text:c="16"/>default:</text:p>
      <text:p text:style-name="P1"><text:s text:c="20"/>System.out.println("Invalid choice. Please try again.");</text:p>
      <text:p text:style-name="P1"><text:s text:c="12"/>}</text:p>
      <text:p text:style-name="P1"><text:s text:c="8"/>}</text:p>
      <text:p text:style-name="P1"><text:s text:c="4"/>}</text:p>
      <text:p text:style-name="P1">}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KLUG" svg:font-family="LKLUG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09:48:32.134765132</meta:creation-date>
    <dc:date>2023-10-09T10:10:35.728092008</dc:date>
    <meta:editing-duration>PT11M5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4" meta:paragraph-count="109" meta:word-count="351" meta:character-count="3241" meta:non-whitespace-character-count="2105"/>
  </office:meta>
</office:document-meta>
</file>